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5" style:family="paragraph" style:parent-style-name="Text_20_body">
      <style:text-properties officeooo:rsid="0439377d" officeooo:paragraph-rsid="042a8d29"/>
    </style:style>
    <style:style style:name="P6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P7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8" style:family="paragraph" style:parent-style-name="Text_20_body">
      <style:text-properties fo:font-weight="normal" officeooo:rsid="046a643d" officeooo:paragraph-rsid="048529f6" style:font-weight-asian="normal" style:font-weight-complex="normal"/>
    </style:style>
    <style:style style:name="P9" style:family="paragraph" style:parent-style-name="Text_20_body">
      <style:text-properties officeooo:rsid="047ba83b" officeooo:paragraph-rsid="04809652"/>
    </style:style>
    <style:style style:name="P10" style:family="paragraph" style:parent-style-name="Text_20_body" style:list-style-name="L2">
      <style:text-properties officeooo:paragraph-rsid="042a8d29"/>
    </style:style>
    <style:style style:name="P11" style:family="paragraph" style:parent-style-name="Text_20_body" style:list-style-name="L2">
      <style:text-properties officeooo:rsid="047053ff" officeooo:paragraph-rsid="047053ff"/>
    </style:style>
    <style:style style:name="P12" style:family="paragraph" style:parent-style-name="Text_20_body" style:list-style-name="L2">
      <style:text-properties officeooo:rsid="043e3775" officeooo:paragraph-rsid="042a8d29"/>
    </style:style>
    <style:style style:name="P13" style:family="paragraph" style:parent-style-name="Text_20_body">
      <style:text-properties officeooo:rsid="047513cb" officeooo:paragraph-rsid="047ba83b"/>
    </style:style>
    <style:style style:name="P14" style:family="paragraph" style:parent-style-name="Text_20_body">
      <style:text-properties fo:color="#0000cc" officeooo:rsid="047ba83b" officeooo:paragraph-rsid="04809652"/>
    </style:style>
    <style:style style:name="P15" style:family="paragraph" style:parent-style-name="Text_20_body">
      <style:paragraph-properties fo:text-align="start" style:justify-single-word="false" style:writing-mode="lr-tb"/>
      <style:text-properties fo:color="#0000cc" officeooo:rsid="04809652" officeooo:paragraph-rsid="0480965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normal" officeooo:rsid="0480965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76931c" style:font-weight-asian="bold" style:font-weight-complex="bold"/>
    </style:style>
    <style:style style:name="T11" style:family="text">
      <style:text-properties fo:font-weight="bold" officeooo:rsid="04809652" style:font-weight-asian="bold" style:font-weight-complex="bold"/>
    </style:style>
    <style:style style:name="T12" style:family="text">
      <style:text-properties officeooo:rsid="046d411f"/>
    </style:style>
    <style:style style:name="T13" style:family="text">
      <style:text-properties officeooo:rsid="046f1518"/>
    </style:style>
    <style:style style:name="T14" style:family="text">
      <style:text-properties fo:color="#0000cc" fo:font-weight="normal" style:font-weight-asian="normal" style:font-weight-complex="normal"/>
    </style:style>
    <style:style style:name="T15" style:family="text">
      <style:text-properties fo:color="#0000cc" fo:font-weight="normal" officeooo:rsid="0480965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מטלה <text:span text:style-name="T12">6</text:span></text:h>
      <text:p text:style-name="P8">כיתבו <text:span text:style-name="T12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ות איקס גדולה (X) אות או גדולה (O).</text:span></text:p>
      <text:p text:style-name="P8"><text:span text:style-name="T12">המחלקה צריכה לתמוך באופרטורים: פלט, השמה, סוגריים מרובעים.</text:span></text:p>
      <text:p text:style-name="P4">המחלקה צריכה לטפל בחריגות<text:span text:style-name="T13">: הכנסת תו לא חוקי מעיפה חריגה; ניסיון לחרוג מגבולות הלוח מעיף חריגה אחרת. ראו בתוכנית הראשית המצורפת.</text:span></text:p>
      <text:p text:style-name="P13"><text:span text:style-name="T9">שימו לב</text:span><text:span text:style-name="T1">! </text:span><text:span text:style-name="T8"><text:s text:c="2"/></text:span><text:span text:style-name="T1">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span></text:p>
      <text:p text:style-name="P9"><text:span text:style-name="T8">ב</text:span><text:span text:style-name="T1">תרגיל זה אתם צריכים להגיש גם קובץ-מייק (Makefile). </text:span><text:span text:style-name="T8"><text:s/></text:span></text:p>
      <text:p text:style-name="P14"><text:span text:style-name="T11">הבהרה</text:span><text:span text:style-name="T8">: קובץ המייק שלכם צריך להפוך את כל המחלקות שלכם לקבצים בינריים עם סיומת o. <text:s text:c="2"/></text:span><text:span text:style-name="T1">אנחנו </text:span><text:span text:style-name="T8">נעתיק לתוך התיקיה שלכם קובץ main.cpp משלנו המבצע בדיקות אוטומטיות, ואז </text:span><text:span text:style-name="T1">נריץ </text:span><text:span text:style-name="T8">את הפקודות:</text:span></text:p>
      <text:p text:style-name="P15"><text:span text:style-name="T1">make</text:span></text:p>
      <text:p text:style-name="P15"><text:span text:style-name="T1">clang++-5.0 main.cpp *.o</text:span></text:p>
      <text:p text:style-name="P15"><text:span text:style-name="T1">./a.out</text:span></text:p>
      <text:p text:style-name="P5"><text:span text:style-name="T9">דגשים</text:span><text:span text:style-name="T1">: </text:span></text:p>
      <text:list xml:id="list329086061589784615" text:style-name="L2">
        <text:list-item>
          <text:p text:style-name="P10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1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10">מניעת דליפות זיכרון</text:span><text:span text:style-name="T7">.</text:span></text:p>
        </text:list-item>
        <text:list-item>
          <text:p text:style-name="P7">מותר להשתמש בתכונות מתקדמות של שפת ++C גם אם עדיין לא נלמדו בהרצאות.</text:p>
        </text:list-item>
        <text:list-item>
          <text:p text:style-name="P12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1T12:39:38.648873708</dc:date>
    <meta:editing-duration>P7DT23H7M36S</meta:editing-duration>
    <meta:editing-cycles>1052</meta:editing-cycles>
    <meta:document-statistic meta:table-count="0" meta:image-count="0" meta:object-count="0" meta:page-count="1" meta:paragraph-count="17" meta:word-count="223" meta:character-count="1254" meta:non-whitespace-character-count="1043"/>
  </office:meta>
</office:document-meta>
</file>